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45653650310299760" text:style-name="L1">
        <text:list-item>
          <text:p text:style-name="P1">Wstęp.</text:p>
        </text:list-item>
      </text:list>
      <text:p text:style-name="Standard"><text:tab/>1.1 Wprowadzenie.</text:p>
      <text:p text:style-name="Standard"><text:tab/>1.2 Cel i motywacja pracy.</text:p>
      <text:list xml:id="list38718844" text:continue-numbering="true" text:style-name="L1">
        <text:list-item>
          <text:p text:style-name="P1">Elektrokardiografia</text:p>
        </text:list-item>
      </text:list>
      <text:list xml:id="list4225473714403644551" text:style-name="L3">
        <text:list-item>
          <text:list>
            <text:list-item>
              <text:p text:style-name="P2">Elektrofizjologia mięśnia sercowego.</text:p>
            </text:list-item>
            <text:list-item>
              <text:p text:style-name="P2">Stosowane zestawy elektrod.(golberger,einthoven)</text:p>
            </text:list-item>
            <text:list-item>
              <text:p text:style-name="P2">Rodzaje badań. (wysiłkowe, holter)</text:p>
            </text:list-item>
            <text:list-item>
              <text:p text:style-name="P2">Opis elektrokardiogramu.</text:p>
            </text:list-item>
          </text:list>
        </text:list-item>
      </text:list>
      <text:list xml:id="list38717514" text:continue-list="list38718844" text:style-name="L1">
        <text:list-item>
          <text:p text:style-name="P1">Odstęp QT.</text:p>
          <text:p text:style-name="P1">3.1 Sposoby wyznaczania i obliczania odstępu QT.</text:p>
          <text:p text:style-name="P1">3.2 Typowe wartości diagnostyczne oraz patologie.</text:p>
        </text:list-item>
        <text:list-item>
          <text:p text:style-name="P1">Implementacja algorytmu</text:p>
          <text:p text:style-name="P1">4.1 Środowisko programistyczne i narzędzia</text:p>
          <text:list>
            <text:list-header>
              <text:p text:style-name="P1">4.1.1 Baza MIT-BIH</text:p>
              <text:p text:style-name="P1">4.1.2 Matlab.</text:p>
            </text:list-header>
          </text:list>
        </text:list-item>
      </text:list>
      <text:list xml:id="list738038822033213854" text:style-name="L4">
        <text:list-item>
          <text:list>
            <text:list-item>
              <text:p text:style-name="P3">Przetwarzanie sygnału EKG.</text:p>
              <text:p text:style-name="P3">4.2.1 Filtracja sygnału.</text:p>
              <text:p text:style-name="P3">4.2.2 Detekcja R-peakow. (pan tompkins)</text:p>
              <text:p text:style-name="P3">4.2.3 Detekcja punktów charakterystycznych.</text:p>
            </text:list-item>
            <text:list-item>
              <text:p text:style-name="P3">Przedstawienie zastosowanego algorytmu.</text:p>
            </text:list-item>
            <text:list-item>
              <text:p text:style-name="P3">Opis wykonanego programu.(intrukcja jak korzystac z programu)</text:p>
            </text:list-item>
          </text:list>
        </text:list-item>
      </text:list>
      <text:list xml:id="list38713248" text:continue-list="list38717514" text:style-name="L1">
        <text:list-item>
          <text:p text:style-name="P1">Testowanie programu oraz analiza wyników.</text:p>
          <text:p text:style-name="P1">5.1 Testy.</text:p>
          <text:p text:style-name="P1">5.2 Statystyki.</text:p>
          <text:p text:style-name="P1">5.3 Wnioski.</text:p>
        </text:list-item>
        <text:list-item>
          <text:p text:style-name="P1">Podsumowanie.</text:p>
        </text:list-item>
        <text:list-item>
          <text:p text:style-name="P1">Literatura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7:58:25.94</meta:creation-date>
    <dc:date>2016-03-09T18:53:14.20</dc:date>
    <meta:editing-duration>PT16M22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27" meta:word-count="100" meta:character-count="787"/>
  </office:meta>
</office:document-meta>
</file>